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Text_20_body">
      <style:text-properties officeooo:paragraph-rsid="01640731"/>
    </style:style>
    <style:style style:name="P38" style:family="paragraph" style:parent-style-name="Text_20_body">
      <style:text-properties officeooo:rsid="013b4b31" officeooo:paragraph-rsid="013b4b31"/>
    </style:style>
    <style:style style:name="P39" style:family="paragraph" style:parent-style-name="Text_20_body">
      <style:text-properties officeooo:rsid="00a03dba" officeooo:paragraph-rsid="01640731"/>
    </style:style>
    <style:style style:name="P40" style:family="paragraph" style:parent-style-name="Text_20_body">
      <style:text-properties officeooo:rsid="0185148d" officeooo:paragraph-rsid="0185148d"/>
    </style:style>
    <style:style style:name="P41" style:family="paragraph" style:parent-style-name="Text_20_body">
      <style:text-properties officeooo:rsid="0186367f" officeooo:paragraph-rsid="0186367f"/>
    </style:style>
    <style:style style:name="P42" style:family="paragraph" style:parent-style-name="Text_20_body">
      <style:text-properties officeooo:rsid="0191a2e1" officeooo:paragraph-rsid="0191a2e1"/>
    </style:style>
    <style:style style:name="P43" style:family="paragraph" style:parent-style-name="Text_20_body">
      <style:text-properties officeooo:rsid="0193b9a2" officeooo:paragraph-rsid="0193b9a2"/>
    </style:style>
    <style:style style:name="P4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5"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6" style:family="paragraph" style:parent-style-name="Text_20_body">
      <style:text-properties officeooo:paragraph-rsid="019d90ad"/>
    </style:style>
    <style:style style:name="P47" style:family="paragraph" style:parent-style-name="Heading_20_1">
      <style:text-properties officeooo:rsid="001c5026" officeooo:paragraph-rsid="0031e2e9"/>
    </style:style>
    <style:style style:name="P48" style:family="paragraph" style:parent-style-name="Heading_20_1">
      <style:text-properties officeooo:paragraph-rsid="0031e2e9"/>
    </style:style>
    <style:style style:name="P49" style:family="paragraph" style:parent-style-name="Heading_20_1">
      <style:text-properties officeooo:rsid="00ddbe1c" officeooo:paragraph-rsid="01640731"/>
    </style:style>
    <style:style style:name="P50" style:family="paragraph" style:parent-style-name="Heading_20_1">
      <style:text-properties officeooo:rsid="00d8f4ec" officeooo:paragraph-rsid="00d8f4ec"/>
    </style:style>
    <style:style style:name="P51" style:family="paragraph" style:parent-style-name="Heading_20_1">
      <style:text-properties officeooo:rsid="00d009ea" officeooo:paragraph-rsid="00d009ea"/>
    </style:style>
    <style:style style:name="P52" style:family="paragraph" style:parent-style-name="Heading_20_1">
      <style:text-properties officeooo:paragraph-rsid="0061d795"/>
    </style:style>
    <style:style style:name="P53" style:family="paragraph" style:parent-style-name="Heading_20_2">
      <style:text-properties officeooo:paragraph-rsid="00e753f2"/>
    </style:style>
    <style:style style:name="P54" style:family="paragraph" style:parent-style-name="Heading_20_2">
      <style:text-properties officeooo:rsid="010d2c50" officeooo:paragraph-rsid="010d2c50"/>
    </style:style>
    <style:style style:name="P55" style:family="paragraph" style:parent-style-name="Heading_20_2">
      <style:text-properties officeooo:paragraph-rsid="01640731"/>
    </style:style>
    <style:style style:name="P56" style:family="paragraph" style:parent-style-name="Heading_20_2">
      <style:text-properties officeooo:rsid="019e3c24" officeooo:paragraph-rsid="019e3c24"/>
    </style:style>
    <style:style style:name="P57" style:family="paragraph" style:parent-style-name="Text_20_body" style:list-style-name="L1">
      <style:text-properties officeooo:rsid="011b8ccc" officeooo:paragraph-rsid="011b8ccc"/>
    </style:style>
    <style:style style:name="P58" style:family="paragraph" style:parent-style-name="Text_20_body" style:list-style-name="L2">
      <style:text-properties officeooo:rsid="0134feab" officeooo:paragraph-rsid="01358634"/>
    </style:style>
    <style:style style:name="P59" style:family="paragraph" style:parent-style-name="Text_20_body" style:list-style-name="L2">
      <style:text-properties officeooo:rsid="00e1157a" officeooo:paragraph-rsid="01361e7a"/>
    </style:style>
    <style:style style:name="P60" style:family="paragraph" style:parent-style-name="Text_20_body" style:list-style-name="L2">
      <style:text-properties officeooo:rsid="00e1157a" officeooo:paragraph-rsid="01375c78"/>
    </style:style>
    <style:style style:name="P61" style:family="paragraph" style:parent-style-name="Text_20_body" style:list-style-name="L2">
      <style:text-properties officeooo:rsid="0130bc5d" officeooo:paragraph-rsid="01361e7a"/>
    </style:style>
    <style:style style:name="P62" style:family="paragraph" style:parent-style-name="Text_20_body" style:list-style-name="L2">
      <style:text-properties officeooo:rsid="013211a8" officeooo:paragraph-rsid="01358634"/>
    </style:style>
    <style:style style:name="P63" style:family="paragraph" style:parent-style-name="Text_20_body" style:list-style-name="L2">
      <style:text-properties officeooo:rsid="012f4301" officeooo:paragraph-rsid="01361e7a"/>
    </style:style>
    <style:style style:name="P64" style:family="paragraph" style:parent-style-name="Text_20_body" style:list-style-name="L3">
      <style:text-properties officeooo:rsid="00ff09d5" officeooo:paragraph-rsid="01484d18"/>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0f4bee3" officeooo:paragraph-rsid="01484d18"/>
    </style:style>
    <style:style style:name="P67" style:family="paragraph" style:parent-style-name="Text_20_body" style:list-style-name="L3">
      <style:text-properties officeooo:rsid="01791f3b" officeooo:paragraph-rsid="01791f3b"/>
    </style:style>
    <style:style style:name="P68" style:family="paragraph" style:parent-style-name="Text_20_body" style:list-style-name="L4">
      <style:text-properties officeooo:rsid="0109e016" officeooo:paragraph-rsid="010d2c50"/>
    </style:style>
    <style:style style:name="P69" style:family="paragraph" style:parent-style-name="Text_20_body" style:list-style-name="L4">
      <style:text-properties officeooo:rsid="011987b4" officeooo:paragraph-rsid="015658a9"/>
    </style:style>
    <style:style style:name="P70" style:family="paragraph" style:parent-style-name="Text_20_body">
      <style:text-properties officeooo:rsid="019e8805" officeooo:paragraph-rsid="019e8805"/>
    </style:style>
    <style:style style:name="P71" style:family="paragraph" style:parent-style-name="Text_20_body">
      <style:text-properties officeooo:rsid="019e8805" officeooo:paragraph-rsid="01a6eeb0"/>
    </style:style>
    <style:style style:name="P72" style:family="paragraph" style:parent-style-name="Text_20_body">
      <style:text-properties officeooo:rsid="01a29e1c" officeooo:paragraph-rsid="01a29e1c"/>
    </style:style>
    <style:style style:name="P73" style:family="paragraph" style:parent-style-name="Text_20_body">
      <style:text-properties officeooo:rsid="01a29e1c" officeooo:paragraph-rsid="01ba1396"/>
    </style:style>
    <style:style style:name="P74" style:family="paragraph" style:parent-style-name="Text_20_body">
      <style:text-properties officeooo:rsid="01a37bf8" officeooo:paragraph-rsid="01a37bf8"/>
    </style:style>
    <style:style style:name="P75" style:family="paragraph" style:parent-style-name="Text_20_body">
      <style:text-properties officeooo:rsid="01a94c96" officeooo:paragraph-rsid="01a94c96"/>
    </style:style>
    <style:style style:name="P76" style:family="paragraph" style:parent-style-name="Text_20_body">
      <style:text-properties officeooo:rsid="01ad3f4f" officeooo:paragraph-rsid="01ad3f4f"/>
    </style:style>
    <style:style style:name="P77" style:family="paragraph" style:parent-style-name="Text_20_body">
      <style:text-properties officeooo:rsid="01aeb058" officeooo:paragraph-rsid="01aeb058"/>
    </style:style>
    <style:style style:name="P78" style:family="paragraph" style:parent-style-name="Text_20_body" style:list-style-name="L3">
      <style:text-properties officeooo:rsid="01b3993d" officeooo:paragraph-rsid="01b3993d"/>
    </style:style>
    <style:style style:name="P79" style:family="paragraph" style:parent-style-name="Text_20_body" style:list-style-name="L4">
      <style:text-properties officeooo:rsid="01b6faf1" officeooo:paragraph-rsid="01b6faf1"/>
    </style:style>
    <style:style style:name="P80" style:family="paragraph" style:parent-style-name="Text_20_body">
      <style:text-properties officeooo:rsid="00ddbe1c" officeooo:paragraph-rsid="00ddbe1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fc8f3"/>
    </style:style>
    <style:style style:name="T90" style:family="text">
      <style:text-properties officeooo:rsid="0116b45d"/>
    </style:style>
    <style:style style:name="T91" style:family="text">
      <style:text-properties officeooo:rsid="0116bd3f"/>
    </style:style>
    <style:style style:name="T92" style:family="text">
      <style:text-properties officeooo:rsid="01180320"/>
    </style:style>
    <style:style style:name="T93" style:family="text">
      <style:text-properties fo:font-weight="bold" style:font-weight-asian="bold" style:font-weight-complex="bold"/>
    </style:style>
    <style:style style:name="T94" style:family="text">
      <style:text-properties officeooo:rsid="011e2f1d"/>
    </style:style>
    <style:style style:name="T95" style:family="text">
      <style:text-properties officeooo:rsid="01231e1d"/>
    </style:style>
    <style:style style:name="T96" style:family="text">
      <style:text-properties officeooo:rsid="012bbbcb"/>
    </style:style>
    <style:style style:name="T97" style:family="text">
      <style:text-properties officeooo:rsid="012c02a1"/>
    </style:style>
    <style:style style:name="T98" style:family="text">
      <style:text-properties officeooo:rsid="012d542c"/>
    </style:style>
    <style:style style:name="T99" style:family="text">
      <style:text-properties officeooo:rsid="0132761b"/>
    </style:style>
    <style:style style:name="T100" style:family="text">
      <style:text-properties officeooo:rsid="01343f9a"/>
    </style:style>
    <style:style style:name="T101" style:family="text">
      <style:text-properties officeooo:rsid="0134feab"/>
    </style:style>
    <style:style style:name="T102" style:family="text">
      <style:text-properties officeooo:rsid="01358634"/>
    </style:style>
    <style:style style:name="T103" style:family="text">
      <style:text-properties officeooo:rsid="01361e7a"/>
    </style:style>
    <style:style style:name="T104" style:family="text">
      <style:text-properties officeooo:rsid="01375c78"/>
    </style:style>
    <style:style style:name="T105" style:family="text">
      <style:text-properties officeooo:rsid="01384093"/>
    </style:style>
    <style:style style:name="T106" style:family="text">
      <style:text-properties officeooo:rsid="0142578a"/>
    </style:style>
    <style:style style:name="T107" style:family="text">
      <style:text-properties officeooo:rsid="00980d24"/>
    </style:style>
    <style:style style:name="T108" style:family="text">
      <style:text-properties officeooo:rsid="0144ba7d"/>
    </style:style>
    <style:style style:name="T109" style:family="text">
      <style:text-properties officeooo:rsid="014608e0"/>
    </style:style>
    <style:style style:name="T110" style:family="text">
      <style:text-properties officeooo:rsid="01484d18"/>
    </style:style>
    <style:style style:name="T111" style:family="text">
      <style:text-properties officeooo:rsid="014a8c34"/>
    </style:style>
    <style:style style:name="T112" style:family="text">
      <style:text-properties officeooo:rsid="014e0f33"/>
    </style:style>
    <style:style style:name="T113" style:family="text">
      <style:text-properties officeooo:rsid="014e21d9"/>
    </style:style>
    <style:style style:name="T114" style:family="text">
      <style:text-properties officeooo:rsid="014fb8d8"/>
    </style:style>
    <style:style style:name="T115" style:family="text">
      <style:text-properties officeooo:rsid="015112f4"/>
    </style:style>
    <style:style style:name="T116" style:family="text">
      <style:text-properties officeooo:rsid="015423c6"/>
    </style:style>
    <style:style style:name="T117" style:family="text">
      <style:text-properties officeooo:rsid="015847ab"/>
    </style:style>
    <style:style style:name="T118" style:family="text">
      <style:text-properties officeooo:rsid="015b28c1"/>
    </style:style>
    <style:style style:name="T119" style:family="text">
      <style:text-properties officeooo:rsid="015dd765"/>
    </style:style>
    <style:style style:name="T120" style:family="text">
      <style:text-properties officeooo:rsid="015de003"/>
    </style:style>
    <style:style style:name="T121" style:family="text">
      <style:text-properties officeooo:rsid="015f5e9e"/>
    </style:style>
    <style:style style:name="T122" style:family="text">
      <style:text-properties officeooo:rsid="0162dc7e"/>
    </style:style>
    <style:style style:name="T123" style:family="text">
      <style:text-properties officeooo:rsid="0165e62b"/>
    </style:style>
    <style:style style:name="T124" style:family="text">
      <style:text-properties officeooo:rsid="01663466"/>
    </style:style>
    <style:style style:name="T125" style:family="text">
      <style:text-properties officeooo:rsid="01666e1d"/>
    </style:style>
    <style:style style:name="T126" style:family="text">
      <style:text-properties officeooo:rsid="0166cc2c"/>
    </style:style>
    <style:style style:name="T127" style:family="text">
      <style:text-properties officeooo:rsid="01679d35"/>
    </style:style>
    <style:style style:name="T128" style:family="text">
      <style:text-properties officeooo:rsid="01679e0d"/>
    </style:style>
    <style:style style:name="T129" style:family="text">
      <style:text-properties officeooo:rsid="0167ae3e"/>
    </style:style>
    <style:style style:name="T130" style:family="text">
      <style:text-properties officeooo:rsid="00f4bee3"/>
    </style:style>
    <style:style style:name="T131" style:family="text">
      <style:text-properties officeooo:rsid="016dbb53"/>
    </style:style>
    <style:style style:name="T132" style:family="text">
      <style:text-properties officeooo:rsid="01704cd4"/>
    </style:style>
    <style:style style:name="T133" style:family="text">
      <style:text-properties officeooo:rsid="01733b35"/>
    </style:style>
    <style:style style:name="T134" style:family="text">
      <style:text-properties officeooo:rsid="017a727c"/>
    </style:style>
    <style:style style:name="T135" style:family="text">
      <style:text-properties officeooo:rsid="017d84df"/>
    </style:style>
    <style:style style:name="T136" style:family="text">
      <style:text-properties officeooo:rsid="017eddfe"/>
    </style:style>
    <style:style style:name="T137" style:family="text">
      <style:text-properties officeooo:rsid="017ef050"/>
    </style:style>
    <style:style style:name="T138" style:family="text">
      <style:text-properties officeooo:rsid="01833f46"/>
    </style:style>
    <style:style style:name="T139" style:family="text">
      <style:text-properties officeooo:rsid="0195921b"/>
    </style:style>
    <style:style style:name="T140" style:family="text">
      <style:text-properties officeooo:rsid="019d90ad"/>
    </style:style>
    <style:style style:name="T141" style:family="text">
      <style:text-properties officeooo:rsid="01a06e80"/>
    </style:style>
    <style:style style:name="T142" style:family="text">
      <style:text-properties style:text-position="sub 58%" fo:font-style="italic" style:font-style-asian="italic" style:font-style-complex="italic"/>
    </style:style>
    <style:style style:name="T143" style:family="text">
      <style:text-properties style:text-position="sub 58%" fo:font-style="italic" officeooo:rsid="01a37bf8" style:font-style-asian="italic" style:font-style-complex="italic"/>
    </style:style>
    <style:style style:name="T144" style:family="text">
      <style:text-properties style:text-position="sub 58%" fo:font-style="italic" officeooo:rsid="01a6eeb0" style:font-style-asian="italic" style:font-style-complex="italic"/>
    </style:style>
    <style:style style:name="T145" style:family="text">
      <style:text-properties style:text-position="0% 100%" fo:font-style="italic" style:font-style-asian="italic" style:font-style-complex="italic"/>
    </style:style>
    <style:style style:name="T146" style:family="text">
      <style:text-properties style:text-position="0% 100%" fo:font-style="italic" officeooo:rsid="01a5743e" style:font-style-asian="italic" style:font-style-complex="italic"/>
    </style:style>
    <style:style style:name="T147" style:family="text">
      <style:text-properties style:text-position="0% 100%" fo:font-style="italic" officeooo:rsid="01a6eeb0" style:font-style-asian="italic" style:font-style-complex="italic"/>
    </style:style>
    <style:style style:name="T148" style:family="text">
      <style:text-properties style:text-position="0% 100%" fo:font-style="normal" style:font-style-asian="normal" style:font-style-complex="normal"/>
    </style:style>
    <style:style style:name="T149" style:family="text">
      <style:text-properties style:text-position="0% 100%" fo:font-style="normal" officeooo:rsid="01a5743e" style:font-style-asian="normal" style:font-style-complex="normal"/>
    </style:style>
    <style:style style:name="T150" style:family="text">
      <style:text-properties style:text-position="0% 100%" fo:font-style="normal" officeooo:rsid="01a6eeb0" style:font-style-asian="normal" style:font-style-complex="normal"/>
    </style:style>
    <style:style style:name="T151" style:family="text">
      <style:text-properties style:text-position="0% 100%" fo:font-style="normal" officeooo:rsid="01ab86fa" style:font-style-asian="normal" style:font-style-complex="normal"/>
    </style:style>
    <style:style style:name="T152" style:family="text">
      <style:text-properties style:text-position="0% 100%" fo:font-style="normal" officeooo:rsid="01ad4659" style:font-style-asian="normal" style:font-style-complex="normal"/>
    </style:style>
    <style:style style:name="T153" style:family="text">
      <style:text-properties style:text-position="0% 100%" style:font-name="Liberation Serif1" fo:font-style="normal" style:font-name-asian="Noto Serif CJK SC" style:font-style-asian="normal" style:font-name-complex="Lohit Devanagari1" style:font-style-complex="normal"/>
    </style:style>
    <style:style style:name="T15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55" style:family="text">
      <style:text-properties officeooo:rsid="01a6eeb0"/>
    </style:style>
    <style:style style:name="T156" style:family="text">
      <style:text-properties officeooo:rsid="01ad3f4f"/>
    </style:style>
    <style:style style:name="T157" style:family="text">
      <style:text-properties officeooo:rsid="01b0fb6f"/>
    </style:style>
    <style:style style:name="T158" style:family="text">
      <style:text-properties officeooo:rsid="01b411d9"/>
    </style:style>
    <style:style style:name="T159" style:family="text">
      <style:text-properties officeooo:rsid="01ba1396"/>
    </style:style>
    <style:style style:name="T160" style:family="text">
      <style:text-properties officeooo:rsid="01bbe6c7"/>
    </style:style>
    <style:style style:name="T161" style:family="text">
      <style:text-properties officeooo:rsid="01bc4447"/>
    </style:style>
    <style:style style:name="T162" style:family="text">
      <style:text-properties officeooo:rsid="01bd4839"/>
    </style:style>
    <style:style style:name="T163" style:family="text">
      <style:text-properties officeooo:rsid="01be05a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3">Potential conflict of interest:</text:span> The author is a supposed recipient of grants proposed in this article, both as scientific texts and software components author.</text:p>
      <text:p text:style-name="P4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5"><text:span text:style-name="T3">T</text:span><text:span text:style-name="T2">ODO: Can we calculate matchings on-chain</text:span></text:p>
      <text:h text:style-name="P47"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3">Also, it should implement an affiliate program for marketers for the following reasons:</text:p>
      <text:list text:style-name="L1">
        <text:list-item>
          <text:p text:style-name="P57">The marketing talent is often disjoint with software or science talents.</text:p>
        </text:list-item>
        <text:list-item>
          <text:p text:style-name="P5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8"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2">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6"> we mean an open source repository or package or a scientific article/</text:span><text:span text:style-name="T67">book</text:span><text:span text:style-name="T66">.</text:span></text:p>
      <text:p text:style-name="P13"><text:span text:style-name="T82">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3">are based on decentralized technology, as it is much advantageous in reliability and avoidance of </text:span><text:span text:style-name="T125">possibility of </text:span><text:span text:style-name="T123">financial stealing than traditional centralized (server-based </text:span><text:span text:style-name="T124">o</text:span><text:span text:style-name="T123">r cloud-based) technologies. The following implementation aims to keep the technology decentralized </text:span><text:span text:style-name="T124">de</text:span><text:soft-page-break/><text:span text:style-name="T124">spite of complicating the setting compared with existing GitCoin</text:span><text:span text:style-name="T123"> </text:span><text:span text:style-name="T124">grants, </text:span><text:span text:style-name="T123">by implementing it as Layer-2 (see below).</text:span></text:p>
      <text:h text:style-name="P53" text:outline-level="2">Implementation as Layer-2</text:h>
      <text:p text:style-name="P35">We implement all <text:span text:style-name="T82">monetary </text:span>transactions <text:span text:style-name="T102">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0">to save on transaction costs. </text:span><text:span text:style-name="T101">We plan to use either a </text:span><text:span text:style-name="T94">Turing-complete</text:span><text:span text:style-name="T89"> </text:span><text:span text:style-name="T101">Validium or Optimistic Rollups (the third remaining variant </text:span><text:span text:style-name="T126">of L2,</text:span><text:span text:style-name="T101">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1"> is expensive</text:span><text:span text:style-name="T36">, because we calculate data for every dependency </text:span><text:span text:style-name="T37">(and dependencies may count in thousands)</text:span><text:span text:style-name="T111">)</text:span><text:span text:style-name="T101">.</text:span></text:p>
      <text:list text:style-name="L2">
        <text:list-item>
          <text:p text:style-name="P58">As a Validium we can use:</text:p>
          <text:list>
            <text:list-item>
              <text:p text:style-name="P59"><text:span text:style-name="T89">zkEVM </text:span><text:span text:style-name="T89"><text:bibliography-mark text:identifier="zkevm" text:bibliography-type="www" text:title="zkEVM" text:url="https://docs.zksync.io/zkevm/">[11]</text:bibliography-mark></text:span><text:span text:style-name="T89"> </text:span><text:span text:style-name="T102">+ Avail </text:span><text:span text:style-name="T102"><text:bibliography-mark text:identifier="avail" text:bibliography-type="www" text:author="Polygon Wiki" text:title="Polygon Avail" text:url="https://wiki.polygon.technology/docs/avail/introduction/what-is-avail/">[12]</text:bibliography-mark></text:span><text:span text:style-name="T102"> (</text:span><text:span text:style-name="T127">Avail </text:span><text:span text:style-name="T128">is </text:span><text:span text:style-name="T102">still not implemented </text:span><text:span text:style-name="T105">by zkSync</text:span><text:span text:style-name="T102">)</text:span></text:p>
            </text:list-item>
            <text:list-item>
              <text:p text:style-name="P61">StarkNet</text:p>
            </text:list-item>
          </text:list>
        </text:list-item>
        <text:list-item>
          <text:p text:style-name="P62">Optimistic Rollups:</text:p>
          <text:list>
            <text:list-item>
              <text:p text:style-name="P60"><text:span text:style-name="T97">AltLayer </text:span><text:span text:style-name="T103">(</text:span><text:span text:style-name="T99">multichain, </text:span><text:span text:style-name="T104">fast L1↔L2, </text:span><text:span text:style-name="T103">advantage: </text:span><text:span text:style-name="T97">has the capability to dispose old data, </text:span><text:span text:style-name="T103">what we may want to use to reduce the costs)</text:span></text:p>
            </text:list-item>
            <text:list-item>
              <text:p text:style-name="P60"><text:span text:style-name="T98">Boba </text:span><text:span text:style-name="T104">(</text:span><text:span text:style-name="T99">multichain, </text:span><text:span text:style-name="T104">fast L1↔L2)</text:span></text:p>
            </text:list-item>
            <text:list-item>
              <text:p text:style-name="P63">Metis</text:p>
            </text:list-item>
          </text:list>
        </text:list-item>
      </text:list>
      <text:p text:style-name="P38">For either project, we can use Solidity as the primary programming language.</text:p>
      <text:p text:style-name="P46"><text:span text:style-name="T107">We store in </text:span><text:span text:style-name="T131">L2</text:span><text:span text:style-name="T107"> </text:span><text:span text:style-name="T81">also </text:span><text:span text:style-name="T107">the </text:span><text:span text:style-name="T113">dependencies of the</text:span><text:span text:style-name="T107"> following pseudo-type: DiGraph&lt;</text:span><text:span text:style-name="T60">(</text:span><text:span text:style-name="T136">ServerAddress, </text:span><text:span text:style-name="T107">Version, </text:span><text:span text:style-name="T140">Finished</text:span><text:span text:style-name="T60">)</text:span><text:span text:style-name="T107">&gt;, </text:span><text:span text:style-name="T140">where Version is a certain version (such as a Git commit hash) of a project, Finished means that all direct dependencies of this version</text:span><text:span text:style-name="T107">. </text:span><text:span text:style-name="T137">A server refers to </text:span><text:span text:style-name="T138">a project version</text:span><text:span text:style-name="T137"> by other server </text:span><text:span text:style-name="T138">as a dependency</text:span><text:span text:style-name="T137"> </text:span><text:span text:style-name="T138">signifies that</text:span><text:span text:style-name="T137"> it trusts that (or have checked).</text:span></text:p>
      <text:p text:style-name="P40">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1">[TODO: How do we map from project to its latest version (and from version to project)?]</text:p>
      <text:h text:style-name="P54" text:outline-level="2">Actual algorithm stages</text:h>
      <text:p text:style-name="P72">Before the beginning of the round servers <text:span text:style-name="T162">contribute to matching amount</text:span> the gas token.</text:p>
      <text:p text:style-name="P31">Stages <text:span text:style-name="T87">of donation</text:span>:</text:p>
      <text:list xml:id="list1299216939" text:style-name="L3">
        <text:list-item>
          <text:p text:style-name="P64">Client moves the funds to <text:span text:style-name="T116">the</text:span> <text:span text:style-name="T88">distribution contract</text:span><text:span text:style-name="T85"> </text:span><text:span text:style-name="T83">account </text:span><text:span text:style-name="T84">(requires user confirmation) </text:span><text:span text:style-name="T95">on </text:span>L2.</text:p>
        </text:list-item>
        <text:list-item>
          <text:p text:style-name="P65">The <text:span text:style-name="T132">client</text:span> <text:span text:style-name="T130">writes </text:span><text:span text:style-name="T86">project ID,</text:span><text:span text:style-name="T130"> </text:span><text:span text:style-name="T106">the donated sum, </text:span><text:span text:style-name="T86">X, and Y</text:span><text:span text:style-name="T130"> </text:span><text:span text:style-name="T88">(the </text:span><text:span text:style-name="T14">donation specification</text:span><text:span text:style-name="T88">)</text:span><text:span text:style-name="T130">, </text:span>and the address of the server<text:span text:style-name="T130"> to L2 </text:span><text:span text:style-name="T132">using a gasless contract</text:span>.</text:p>
        </text:list-item>
        <text:list-item>
          <text:p text:style-name="P65">(Dependencies are allowed to be written only by the same server.)</text:p>
        </text:list-item>
        <text:list-item>
          <text:p text:style-name="P66"><text:soft-page-break/>The server writes dependencies to L2 <text:span text:style-name="T135">and finally sets to true flag that dependencies were fully written</text:span>. <text:span text:style-name="T108">(Doing this, the server spends </text:span><text:span text:style-name="T109">Validium </text:span><text:span text:style-name="T108">gas on behalf of the user. </text:span><text:span text:style-name="T110">To protect against cost attacks </text:span><text:span text:style-name="T114">against the</text:span><text:span text:style-name="T110"> server, for example, travers</text:span><text:span text:style-name="T115">ing</text:span><text:span text:style-name="T110"> the entire GitHub, we do this only after a confirmation of donation payment by the client, </text:span><text:span text:style-name="T112">we need to set a minimal amount of donation</text:span><text:span text:style-name="T110">.</text:span><text:span text:style-name="T108">)</text:span></text:p>
        </text:list-item>
        <text:list-item>
          <text:p text:style-name="P67">Wait for round end.</text:p>
        </text:list-item>
        <text:list-item>
          <text:p text:style-name="P78">Choose the servers with minimal amount of errors (see below), <text:span text:style-name="T158">that will be allowed to do the next step</text:span>.</text:p>
        </text:list-item>
      </text:list>
      <text:p text:style-name="P31">Stages <text:span text:style-name="T87">of withdrawal </text:span><text:span text:style-name="T134">(after round end)</text:span>:</text:p>
      <text:list xml:id="list3059320188" text:style-name="L4">
        <text:list-item>
          <text:p text:style-name="P79">The benefactor or anybody else (the msg.sender is not checked) through different paths drives money on L2 to the benefactor account.</text:p>
        </text:list-item>
        <text:list-item>
          <text:p text:style-name="P68">The benefactor on L2 send<text:span text:style-name="T90">s</text:span> funds to the “burning” account <text:span text:style-name="T91">to claim funds on the </text:span><text:span text:style-name="T92">L1</text:span>.</text:p>
        </text:list-item>
        <text:list-item>
          <text:p text:style-name="P69">The <text:span text:style-name="T87">benefactor</text:span> withdraws funds on the L1.</text:p>
        </text:list-item>
      </text:list>
      <text:p text:style-name="P43">Servers could also compete with each other by offering different “taxes” [TODO: Add it to our arithmetic calculations.] on users’ donations. <text:span text:style-name="T139">The taxes could be used to cover L2 fees.</text:span></text:p>
      <text:p text:style-name="P42">That requests can be done in-browser, makes it attractive to write server code also in JavaScript (or a language compilable to JavaScript, such as TypeScript).</text:p>
      <text:h text:style-name="Heading_20_2" text:outline-level="2">Arithmetic formulas</text:h>
      <text:p text:style-name="P77">[TODO: “Tax” to World Science DAO.]</text:p>
      <text:p text:style-name="P29">First Y% of the donated sum is allocated to the affiliate (if any). <text:span text:style-name="T79">The donated sum is reduced to (100-Y)%.</text:span></text:p>
      <text:p text:style-name="P28">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4">The following is calculated separately for each token.</text:p>
      <text:p text:style-name="P12"><text:span text:style-name="T119">D</text:span>onation s<text:span text:style-name="T119">pecifications </text:span><text:span text:style-name="T133">and dependencies </text:span>are stored in <text:span text:style-name="T53">our </text:span>I<text:span text:style-name="T53">V</text:span>otingStrategy <text:span text:style-name="T53">contract </text:span><text:span text:style-name="T96">(on L2).</text:span></text:p>
      <text:p text:style-name="P16">Before storing the donation in the chain, <text:span text:style-name="T43">f</text:span><text:span text:style-name="T26">or each direct or indirect dependency </text:span><text:span text:style-name="T27">find its Git repository, and if found, query (</text:span><text:span text:style-name="T69">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68">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text:soft-page-break/>Notify by email developers who didn’t put their address <text:span text:style-name="T120">(if we can obtain their email)</text:span>.</text:p>
      <text:p text:style-name="P8">Then <text:span text:style-name="T35">after the</text:span> <text:span text:style-name="T35">end of matching period </text:span>calculate <text:span text:style-name="T121">(in L2)</text:span> quadratic matchings and add to the sums.</text:p>
      <text:h text:style-name="P56" text:outline-level="2"><text:span text:style-name="T156">Consensus</text:span> between servers</text:h>
      <text:p text:style-name="P74">Each server<text:span text:style-name="T12"> i</text:span><text:span text:style-name="T66"> staked </text:span><text:span text:style-name="T12">S</text:span><text:span text:style-name="T142">i</text:span><text:span text:style-name="T12">. </text:span>At the end server will receive reward <text:span text:style-name="T12">r</text:span><text:span text:style-name="T142">i</text:span><text:span text:style-name="T148"> </text:span><text:span text:style-name="T149">from reward pool </text:span><text:span text:style-name="T146">R</text:span><text:span text:style-name="T149"> for all servers</text:span><text:span text:style-name="T145">.</text:span></text:p>
      <text:p text:style-name="P70">After the end of <text:s/>donations period, starts noting period.</text:p>
      <text:p text:style-name="P71">During the noting period, servers can note differences from other servers, writing to L2 a parent version and two child versions (of the noting server and of the noted server). <text:span text:style-name="T141">Each note </text:span><text:span text:style-name="T155">by server</text:span><text:span text:style-name="T16"> i</text:span><text:span text:style-name="T15"> </text:span><text:span text:style-name="T141">increases the corresponding error counter </text:span><text:span text:style-name="T16">E</text:span><text:span text:style-name="T144">j</text:span><text:span text:style-name="T141"> for the noted server</text:span><text:span text:style-name="T15"> </text:span><text:span text:style-name="T16">j</text:span><text:span text:style-name="T15"> </text:span><text:span text:style-name="T141">by </text:span><text:span text:style-name="T16">H</text:span><text:span text:style-name="T155">(</text:span><text:span text:style-name="T17">S</text:span><text:span text:style-name="T143">i</text:span><text:span text:style-name="T150">) where </text:span><text:span text:style-name="T147">H</text:span><text:span text:style-name="T150"> may reasonably be squaring or exponent</text:span><text:span text:style-name="T141">.</text:span></text:p>
      <text:p text:style-name="P75">We calculate min<text:span text:style-name="T142">j</text:span><text:span text:style-name="T145"> E</text:span><text:span text:style-name="T142">j</text:span><text:span text:style-name="T148"> and spread reward </text:span><text:span text:style-name="T151">proportionally the stakes </text:span><text:span text:style-name="T148">between servers with minimal </text:span><text:span text:style-name="T145">E</text:span><text:span text:style-name="T142">j</text:span><text:span text:style-name="T148">. </text:span><text:span text:style-name="T151">(For this, we need to calculate the number of such servers, how?) </text:span><text:span text:style-name="T152">The same servers can be used to withdraw funds by donations receivers.</text:span></text:p>
      <text:p text:style-name="P76"><text:span text:style-name="T154">I</text:span><text:span text:style-name="T153">t makes sense to do this consensus separately for each kind of dependencies (e.g. separately for PyPi and for crates.io), to eliminate completely failing server because of a wrong work of an external Web service.</text:span></text:p>
      <text:h text:style-name="P55" text:outline-level="2">Other differences from cGrants</text:h>
      <text:p text:style-name="P39">We put matching funds on <text:span text:style-name="T53">our </text:span><text:span text:style-name="T117">modified </text:span>I<text:span text:style-name="T53">V</text:span>otingStrategy <text:span text:style-name="T53">contract.</text:span></text:p>
      <text:p text:style-name="P37"><text:span text:style-name="T80">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18">the</text:span><text:span text:style-name="T59"> donation </text:span><text:span text:style-name="T118">specification </text:span><text:span text:style-name="T133">and dependencies</text:span><text:span text:style-name="T57">. </text:span><text:span text:style-name="T61">This contract will have also a function to distribute matching funds (that will </text:span><text:span text:style-name="T63">were</text:span><text:span text:style-name="T61"> placed on this contract address). </text:span><text:span text:style-name="T80">Actual distribution of funds (the sum of donated and matched) happens by calling a method of this contract.</text:span></text:p>
      <text:h text:style-name="P49" text:outline-level="1">Proposed modifications</text:h>
      <text:p text:style-name="P80">We may adjust matching funding of projects dependently <text:span text:style-name="T129">on</text:span> their programming language. For example, I prefer D and Rust languages and would vote for more funding for projects written in these languages.</text:p>
      <text:p text:style-name="P73">Can we allow <text:span text:style-name="T163">matching contributions</text:span> during donations period? <text:span text:style-name="T160">Maybe, use </text:span><text:span text:style-name="T163">staking instead of </text:span><text:span text:style-name="T160">irreversible payments? </text:span><text:span text:style-name="T161">[The irreversible payment would cause to pay only those who are generous to increase matching amount, because all the rest would not get their money back. Is this good or bad? </text:span><text:span text:style-name="T163">Staking seems economically not effective, because it locks funds against investing.</text:span><text:span text:style-name="T161">]</text:span></text:p>
      <text:h text:style-name="P50" text:outline-level="1">Deficiencies of This Algorithm</text:h>
      <text:p text:style-name="P26"><text:span text:style-name="T75">With this algorithm, the left-pad </text:span><text:span text:style-name="T75"><text:bibliography-mark text:identifier="leftpad" text:bibliography-type="www" text:author="left-pad" text:title="left-pad" text:url="https://github.com/left-pad/left-pad">[13]</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ext:span><text:soft-page-break/><text:span text:style-name="T77">to problems from the introduction of this article that this article is supposed to solve) that some people may receive big amounts of money improportional to the importance of their work.</text:span></text:p>
      <text:h text:style-name="P51" text:outline-level="1">Appendix: <text:span text:style-name="T68">User Data</text:span> Format</text:h>
      <text:p text:style-name="P17">User data is to be stored <text:span text:style-name="T69">in version control</text:span> in files</text:p>
      <text:p text:style-name="P16"><text:span text:style-name="T30">https://</text:span><text:span text:style-name="T27">github.com/</text:span><text:span text:style-name="T13">USER</text:span><text:span text:style-name="T27">/</text:span><text:span text:style-name="T13">USER</text:span><text:span text:style-name="T27">/.salaries-science/</text:span><text:span text:style-name="T68">accounts</text:span><text:span text:style-name="T27">.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6">).</text:span></text:p>
      <text:p text:style-name="P18">The file format is as follows:</text:p>
      <text:p text:style-name="P18">{</text:p>
      <text:p text:style-name="P19"><text:s text:c="2"/>"<text:span text:style-name="T70">evm</text:span>": <text:span text:style-name="T70">{</text:span></text:p>
      <text:p text:style-name="P21"><text:span text:style-name="T69"><text:s text:c="4"/>"</text:span><text:span text:style-name="T71">defaultA</text:span><text:span text:style-name="T69">ccount": "</text:span><text:span text:style-name="T73">0x36A0356d43EE4168ED24EFA1CAe3198708667ac0</text:span><text:span text:style-name="T69">",</text:span></text:p>
      <text:p text:style-name="P21"><text:span text:style-name="T69"><text:s text:c="4"/>"</text:span><text:span text:style-name="T71">defaultExpires</text:span><text:span text:style-name="T69">": "</text:span><text:span text:style-name="T72">2024-07-03T00:00:00</text:span><text:span text:style-name="T69">",</text:span></text:p>
      <text:p text:style-name="P22"><text:span text:style-name="T69"><text:s text:c="4"/></text:span><text:span text:style-name="T74">"chains:" </text:span><text:span text:style-name="T71">[</text:span></text:p>
      <text:p text:style-name="P18"><text:s text:c="6"/><text:span text:style-name="T71">{</text:span></text:p>
      <text:p text:style-name="P20"><text:s text:c="8"/>"<text:span text:style-name="T71">chainId</text:span>"<text:span text:style-name="T71">: 1,</text:span></text:p>
      <text:p text:style-name="P20"><text:s text:c="8"/>"<text:span text:style-name="T71">a</text:span>ccount": "<text:span text:style-name="T73">0x36A0356d43EE4168ED24EFA1CAe3198708667ac0</text:span>",</text:p>
      <text:p text:style-name="P21"><text:span text:style-name="T69"><text:s text:c="8"/>"</text:span><text:span text:style-name="T71">expires</text:span><text:span text:style-name="T69">": "</text:span><text:span text:style-name="T72">2024-07-03T00:00:00</text:span><text:span text:style-name="T69">"</text:span></text:p>
      <text:p text:style-name="P20"><text:s text:c="4"/><text:span text:style-name="T71">]</text:span></text:p>
      <text:p text:style-name="P18"><text:s text:c="2"/><text:span text:style-name="T70">}</text:span></text:p>
      <text:p text:style-name="P18">}</text:p>
      <text:p text:style-name="P23">To disable an account set its expiration date in the past e.g. to 0000-00-00T00:00:00.</text:p>
      <text:p text:style-name="P25">An account is considered enabled if its expiration date is above ??.</text:p>
      <text:h text:style-name="P52"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text:soft-page-break/>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text:soft-page-break/>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7:27:56.495567532</dc:date>
    <meta:editing-duration>P9DT13H46M</meta:editing-duration>
    <meta:editing-cycles>364</meta:editing-cycles>
    <meta:print-date>2023-02-12T12:44:00.277681410</meta:print-date>
    <meta:document-statistic meta:table-count="0" meta:image-count="0" meta:object-count="0" meta:page-count="8" meta:paragraph-count="115" meta:word-count="2425" meta:character-count="15729" meta:non-whitespace-character-count="13397"/>
  </office:meta>
</office:document-meta>
</file>